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f5f5f5"/>
      <style:paragraph-properties fo:margin-top="0cm" fo:margin-bottom="0cm" loext:contextual-spacing="false" style:line-height-at-least="0.635cm" fo:background-color="#f5f5f5" fo:padding="0.529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 style:family="paragraph" style:parent-style-name="Standard">
      <loext:graphic-properties draw:fill="solid" draw:fill-color="#f5f5f5"/>
      <style:paragraph-properties fo:margin-top="0cm" fo:margin-bottom="0cm" loext:contextual-spacing="false" style:line-height-at-least="0.635cm" fo:background-color="#f5f5f5" fo:padding="0.529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etter-spacing="0.004cm" style:font-name-asian="Times New Roman" style:font-size-asian="10pt" style:language-asian="es" style:country-asian="MX" style:font-name-complex="Courier New" style:font-size-complex="10pt" loext:padding="0cm" loext:border="none"/>
    </style:style>
    <style:style style:name="P4" style:family="paragraph" style:parent-style-name="Standard">
      <loext:graphic-properties draw:fill="solid" draw:fill-color="#f5f5f5"/>
      <style:paragraph-properties fo:margin-top="0cm" fo:margin-bottom="0cm" loext:contextual-spacing="false" style:line-height-at-least="0.635cm" fo:background-color="#f5f5f5" fo:padding="0.529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etter-spacing="0.004cm" fo:language="en" fo:country="US" style:font-name-asian="Times New Roman" style:font-size-asian="10pt" style:language-asian="es" style:country-asian="MX" style:font-name-complex="Courier New" style:font-size-complex="10pt" loext:padding="0cm" loext:border="non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fo:color="#000000" style:font-name="Helvetica" fo:font-size="12pt" fo:letter-spacing="0.004cm" style:font-name-asian="Times New Roman" style:font-size-asian="12pt" style:language-asian="es" style:country-asian="MX" style:font-name-complex="Times New Roman" style:font-size-complex="12pt"/>
    </style:style>
    <style:style style:name="P7" style:family="paragraph" style:parent-style-name="Standard" style:list-style-name="">
      <style:paragraph-properties fo:margin-top="0cm" fo:margin-bottom="0cm" loext:contextual-spacing="false" fo:line-height="100%" fo:padding="0cm" fo:border-left="none" fo:border-right="none" fo:border-top="none" fo:border-bottom="0.74pt solid #eeeeee"/>
    </style:style>
    <style:style style:name="P8" style:family="paragraph" style:parent-style-name="Standard" style:list-style-name="">
      <style:paragraph-properties fo:margin-top="0cm" fo:margin-bottom="0cm" loext:contextual-spacing="false" fo:line-height="100%" fo:padding="0cm" fo:border-left="none" fo:border-right="none" fo:border-top="none" fo:border-bottom="0.74pt solid #eeeeee"/>
      <style:text-properties fo:color="#000000" style:font-name="Helvetica" fo:font-size="24pt" fo:letter-spacing="0.004cm" fo:font-weight="bold" style:font-name-asian="Times New Roman" style:font-size-asian="24pt" style:language-asian="es" style:country-asian="MX" style:font-weight-asian="bold" style:font-name-complex="Times New Roman" style:font-size-complex="24pt" style:font-weight-complex="bold"/>
    </style:style>
    <style:style style:name="P9" style:family="paragraph" style:parent-style-name="Standard">
      <style:paragraph-properties fo:margin-top="0.397cm" fo:margin-bottom="0.397cm" loext:contextual-spacing="false" fo:line-height="100%"/>
    </style:style>
    <style:style style:name="P10" style:family="paragraph" style:parent-style-name="Standard">
      <style:paragraph-properties fo:margin-top="0.397cm" fo:margin-bottom="0.397cm" loext:contextual-spacing="false" fo:line-height="100%"/>
      <style:text-properties fo:color="#000000" style:font-name="Helvetica" fo:font-size="12pt" fo:letter-spacing="0.004cm" fo:language="en" fo:country="US" fo:font-weight="bold" style:font-name-asian="Times New Roman" style:font-size-asian="12pt" style:language-asian="es" style:country-asian="MX" style:font-weight-asian="bold" style:font-name-complex="Times New Roman" style:font-size-complex="12pt" style:font-style-complex="italic"/>
    </style:style>
    <style:style style:name="P11" style:family="paragraph" style:parent-style-name="Standard">
      <style:paragraph-properties fo:margin-top="0.397cm" fo:margin-bottom="0.397cm" loext:contextual-spacing="false" fo:line-height="100%"/>
      <style:text-properties fo:color="#000000" style:font-name="Helvetica" fo:font-size="12pt" fo:letter-spacing="0.004cm" fo:language="en" fo:country="US" fo:font-style="italic" style:font-name-asian="Times New Roman" style:font-size-asian="12pt" style:language-asian="es" style:country-asian="MX" style:font-style-asian="italic" style:font-name-complex="Times New Roman" style:font-size-complex="12pt" style:font-style-complex="italic"/>
    </style:style>
    <style:style style:name="P12" style:family="paragraph" style:parent-style-name="Standard">
      <style:paragraph-properties fo:margin-top="0.397cm" fo:margin-bottom="0.397cm" loext:contextual-spacing="false" fo:line-height="100%"/>
      <style:text-properties fo:color="#000000" style:font-name="Helvetica" fo:font-size="12pt" fo:letter-spacing="0.004cm" style:font-name-asian="Times New Roman" style:font-size-asian="12pt" style:language-asian="es" style:country-asian="MX" style:font-name-complex="Times New Roman" style:font-size-complex="12pt"/>
    </style:style>
    <style:style style:name="P13" style:family="paragraph" style:parent-style-name="Standard" style:list-style-name="">
      <style:paragraph-properties fo:margin-top="0.529cm" fo:margin-bottom="0.265cm" loext:contextual-spacing="false" fo:line-height="100%" fo:padding="0cm" fo:border-left="none" fo:border-right="none" fo:border-top="none" fo:border-bottom="0.74pt solid #eeeeee"/>
      <style:text-properties fo:color="#000000" style:font-name="Helvetica" fo:font-size="24pt" fo:letter-spacing="0.004cm" fo:font-weight="bold" style:font-name-asian="Times New Roman" style:font-size-asian="24pt" style:language-asian="es" style:country-asian="MX" style:font-weight-asian="bold" style:font-name-complex="Times New Roman" style:font-size-complex="24pt" style:font-weight-complex="bold"/>
    </style:style>
    <style:style style:name="P14" style:family="paragraph" style:parent-style-name="Standard" style:list-style-name="">
      <style:paragraph-properties fo:margin-top="0.529cm" fo:margin-bottom="0.265cm" loext:contextual-spacing="false" fo:line-height="100%" fo:padding="0cm" fo:border-left="none" fo:border-right="none" fo:border-top="none" fo:border-bottom="0.74pt solid #eeeeee"/>
    </style:style>
    <style:style style:name="P15" style:family="paragraph" style:parent-style-name="Standard" style:master-page-name="Standard">
      <style:paragraph-properties fo:text-align="center" style:justify-single-word="false" style:page-number="auto"/>
    </style:style>
    <style:style style:name="T1" style:family="text">
      <style:text-properties style:font-name="Arial" fo:font-size="16pt" style:text-underline-style="solid" style:text-underline-width="auto" style:text-underline-color="font-color" fo:font-weight="bold" style:font-size-asian="16pt" style:font-weight-asian="bold" style:font-name-complex="Arial1"/>
    </style:style>
    <style:style style:name="T2" style:family="text">
      <style:text-properties fo:color="#333333" style:font-name="Consolas" fo:font-size="10pt" fo:letter-spacing="0.004cm" style:font-name-asian="Times New Roman" style:font-size-asian="10pt" style:language-asian="es" style:country-asian="MX" style:font-name-complex="Courier New" style:font-size-complex="10pt" loext:padding="0cm" loext:border="none"/>
    </style:style>
    <style:style style:name="T3" style:family="text">
      <style:text-properties fo:color="#333333" style:font-name="Consolas" fo:font-size="10pt" fo:letter-spacing="0.004cm" fo:language="en" fo:country="US" style:font-name-asian="Times New Roman" style:font-size-asian="10pt" style:language-asian="es" style:country-asian="MX" style:font-name-complex="Courier New" style:font-size-complex="10pt" loext:padding="0cm" loext:border="none"/>
    </style:style>
    <style:style style:name="T4" style:family="text">
      <style:text-properties fo:color="#333333" style:font-name="Consolas" fo:font-size="12pt" fo:letter-spacing="0.004cm" style:font-name-asian="Times New Roman" style:font-size-asian="12pt" style:language-asian="es" style:country-asian="MX" style:font-name-complex="Courier New" style:font-size-complex="12pt"/>
    </style:style>
    <style:style style:name="T5" style:family="text">
      <style:text-properties fo:color="#f5871f" style:font-name="Consolas" fo:font-size="10pt" fo:letter-spacing="0.004cm" style:font-name-asian="Times New Roman" style:font-size-asian="10pt" style:language-asian="es" style:country-asian="MX" style:font-name-complex="Courier New" style:font-size-complex="10pt" loext:padding="0cm" loext:border="none"/>
    </style:style>
    <style:style style:name="T6" style:family="text">
      <style:text-properties fo:color="#f5871f" style:font-name="Consolas" fo:font-size="10pt" fo:letter-spacing="0.004cm" fo:language="en" fo:country="US" style:font-name-asian="Times New Roman" style:font-size-asian="10pt" style:language-asian="es" style:country-asian="MX" style:font-name-complex="Courier New" style:font-size-complex="10pt" loext:padding="0cm" loext:border="none"/>
    </style:style>
    <style:style style:name="T7" style:family="text">
      <style:text-properties fo:color="#718c00" style:font-name="Consolas" fo:font-size="10pt" fo:letter-spacing="0.004cm" style:font-name-asian="Times New Roman" style:font-size-asian="10pt" style:language-asian="es" style:country-asian="MX" style:font-name-complex="Courier New" style:font-size-complex="10pt" loext:padding="0cm" loext:border="none"/>
    </style:style>
    <style:style style:name="T8" style:family="text">
      <style:text-properties fo:color="#718c00" style:font-name="Consolas" fo:font-size="10pt" fo:letter-spacing="0.004cm" fo:language="en" fo:country="US" style:font-name-asian="Times New Roman" style:font-size-asian="10pt" style:language-asian="es" style:country-asian="MX" style:font-name-complex="Courier New" style:font-size-complex="10pt" loext:padding="0cm" loext:border="none"/>
    </style:style>
    <style:style style:name="T9" style:family="text">
      <style:text-properties fo:color="#8e908c" style:font-name="Consolas" fo:font-size="10pt" fo:letter-spacing="0.004cm" style:font-name-asian="Times New Roman" style:font-size-asian="10pt" style:language-asian="es" style:country-asian="MX" style:font-name-complex="Courier New" style:font-size-complex="10pt" loext:padding="0cm" loext:border="none"/>
    </style:style>
    <style:style style:name="T10" style:family="text">
      <style:text-properties fo:color="#8959a8" style:font-name="Consolas" fo:font-size="10pt" fo:letter-spacing="0.004cm" style:font-name-asian="Times New Roman" style:font-size-asian="10pt" style:language-asian="es" style:country-asian="MX" style:font-name-complex="Courier New" style:font-size-complex="10pt" loext:padding="0cm" loext:border="none"/>
    </style:style>
    <style:style style:name="T11" style:family="text">
      <style:text-properties fo:color="#8959a8" style:font-name="Consolas" fo:font-size="10pt" fo:letter-spacing="0.004cm" fo:language="en" fo:country="US" style:font-name-asian="Times New Roman" style:font-size-asian="10pt" style:language-asian="es" style:country-asian="MX" style:font-name-complex="Courier New" style:font-size-complex="10pt" loext:padding="0cm" loext:border="none"/>
    </style:style>
    <style:style style:name="T12" style:family="text">
      <style:text-properties fo:color="#000000" style:font-name="Helvetica" fo:font-size="12pt" fo:letter-spacing="0.004cm" style:font-name-asian="Times New Roman" style:font-size-asian="12pt" style:language-asian="es" style:country-asian="MX" style:font-name-complex="Times New Roman" style:font-size-complex="12pt"/>
    </style:style>
    <style:style style:name="T13" style:family="text">
      <style:text-properties fo:color="#000000" style:font-name="Helvetica" fo:font-size="12pt" fo:letter-spacing="0.004cm" fo:font-style="italic" style:font-name-asian="Times New Roman" style:font-size-asian="12pt" style:language-asian="es" style:country-asian="MX" style:font-style-asian="italic" style:font-name-complex="Times New Roman" style:font-size-complex="12pt" style:font-style-complex="italic"/>
    </style:style>
    <style:style style:name="T14" style:family="text">
      <style:text-properties fo:color="#000000" style:font-name="Helvetica" fo:font-size="12pt" fo:letter-spacing="0.004cm" fo:language="en" fo:country="US" fo:font-weight="bold" style:font-name-asian="Times New Roman" style:font-size-asian="12pt" style:language-asian="es" style:country-asian="MX" style:font-weight-asian="bold" style:font-name-complex="Times New Roman" style:font-size-complex="12pt" style:font-style-complex="italic"/>
    </style:style>
    <style:style style:name="T15" style:family="text">
      <style:text-properties fo:color="#000000" style:font-name="Helvetica" fo:font-size="12pt" fo:letter-spacing="0.004cm" fo:language="en" fo:country="US" fo:font-weight="bold" style:font-name-asian="Times New Roman" style:font-size-asian="12pt" style:language-asian="es" style:country-asian="MX" style:font-weight-asian="bold" style:font-name-complex="Times New Roman" style:font-size-complex="12pt"/>
    </style:style>
    <style:style style:name="T16" style:family="text">
      <style:text-properties fo:color="#000000" style:font-name="Helvetica" fo:font-size="12pt" fo:letter-spacing="0.004cm" fo:language="en" fo:country="US" style:font-name-asian="Times New Roman" style:font-size-asian="12pt" style:language-asian="es" style:country-asian="MX" style:font-name-complex="Times New Roman" style:font-size-complex="12pt" style:font-style-complex="italic"/>
    </style:style>
    <style:style style:name="T17" style:family="text">
      <style:text-properties fo:color="#000000" style:font-name="Helvetica" fo:font-size="12pt" fo:letter-spacing="0.004cm" fo:language="en" fo:country="US" style:font-name-asian="Times New Roman" style:font-size-asian="12pt" style:language-asian="es" style:country-asian="MX" style:font-name-complex="Times New Roman" style:font-size-complex="12pt"/>
    </style:style>
    <style:style style:name="T18" style:family="text">
      <style:text-properties fo:color="#000000" style:font-name="Helvetica" fo:font-size="12pt" fo:letter-spacing="0.004cm" fo:font-weight="bold" style:font-name-asian="Times New Roman" style:font-size-asian="12pt" style:language-asian="es" style:country-asian="MX" style:font-weight-asian="bold" style:font-name-complex="Times New Roman" style:font-size-complex="12pt" style:font-style-complex="italic"/>
    </style:style>
    <style:style style:name="T19" style:family="text">
      <style:text-properties fo:color="#000000" style:font-name="Helvetica" fo:font-size="12pt" fo:letter-spacing="0.004cm" fo:font-weight="bold" style:font-name-asian="Times New Roman" style:font-size-asian="12pt" style:language-asian="es" style:country-asian="MX" style:font-weight-asian="bold" style:font-name-complex="Times New Roman" style:font-size-complex="12pt"/>
    </style:style>
    <style:style style:name="T20" style:family="text">
      <style:text-properties fo:color="#000000" style:font-name="Helvetica" fo:font-size="24pt" fo:letter-spacing="0.004cm" fo:font-weight="bold" style:font-name-asian="Times New Roman" style:font-size-asian="24pt" style:language-asian="es" style:country-asian="MX" style:font-weight-asian="bold" style:font-name-complex="Times New Roman" style:font-size-complex="24pt" style:font-weight-complex="bold"/>
    </style:style>
    <style:style style:name="T21" style:family="text">
      <style:text-properties fo:color="#c7254e" style:font-name="Consolas" fo:letter-spacing="0.004cm" fo:background-color="#f8f8f8" loext:char-shading-value="0" style:font-name-asian="Times New Roman" style:language-asian="es" style:country-asian="MX" style:font-name-complex="Courier New" loext:padding="0cm" loext:border="0.74pt solid #eaeaea"/>
    </style:style>
    <style:style style:name="T22" style:family="text">
      <style:text-properties fo:color="#c7254e" style:font-name="Consolas" fo:font-size="10pt" fo:letter-spacing="0.004cm" fo:font-weight="bold" fo:background-color="#f8f8f8" loext:char-shading-value="0" style:font-name-asian="Times New Roman" style:font-size-asian="10pt" style:language-asian="es" style:country-asian="MX" style:font-weight-asian="bold" style:font-name-complex="Courier New" style:font-size-complex="10pt" style:font-weight-complex="bold" loext:padding="0cm" loext:border="0.74pt solid #eaeaea"/>
    </style:style>
    <style:style style:name="T23"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Matrices e Iteraciones en Ruby</text:span></text:p>
      <text:p text:style-name="P1"/>
      <text:p text:style-name="P2"><text:span text:style-name="T2">[]</text:span></text:p>
      <text:p text:style-name="P2"><text:span text:style-name="T2">[</text:span><text:span text:style-name="T5">5</text:span><text:span text:style-name="T2">]</text:span></text:p>
      <text:p text:style-name="P2"><text:span text:style-name="T2">[</text:span><text:span text:style-name="T7">'Hola'</text:span><text:span text:style-name="T2">, </text:span><text:span text:style-name="T7">'Adiós'</text:span><text:span text:style-name="T2">]</text:span></text:p>
      <text:p text:style-name="P3"/>
      <text:p text:style-name="P2"><text:span text:style-name="T2">flavor = </text:span><text:span text:style-name="T7">'vainilla'</text:span><text:span text:style-name="T2"> <text:s text:c="10"/></text:span><text:span text:style-name="T9"># <text:s/>Esto no es una matriz, por supuesto...</text:span></text:p>
      <text:p text:style-name="P2"><text:span text:style-name="T2">[</text:span><text:span text:style-name="T5">89.9</text:span><text:span text:style-name="T2">, flavor, [</text:span><text:span text:style-name="T10">true</text:span><text:span text:style-name="T2">, </text:span><text:span text:style-name="T10">false</text:span><text:span text:style-name="T2">]] <text:s/></text:span><text:span text:style-name="T9"># <text:s/>...pero esto sí lo es.</text:span></text:p>
      <text:p text:style-name="Standard"/>
      <text:p text:style-name="P5"><text:span text:style-name="T12"> primero tenemos una matriz vacía, luego una matriz conteniendo un número simple, luego una matriz que contiene dos textos. Siguiendo, tenemos una simple asignación, luego un array conteniendo tres objetos, de los cuales el último es la matriz </text:span><text:span text:style-name="T21">'[true, false]'</text:span><text:span text:style-name="T12">. Recuerda, variables no son objetos, entonces nuestra última matriz es en realidad un flotante, un </text:span><text:span text:style-name="T13">texto</text:span><text:span text:style-name="T12"> y una matriz. Aún si nosotros hubieramos puesto </text:span><text:span text:style-name="T21">'flavor'</text:span><text:span text:style-name="T12"> a punto o algo más, esto no hubiera cambiado la matriz.</text:span></text:p>
      <text:p text:style-name="P9"><text:span text:style-name="T12">Para ayudarnos a encontrar un objeto particular en una matriz, cada posición es dada por un índice numérico. Programadores (y, por cierto, la mayoría de los matemáticos) comienzan contando desde cero, por lo que la primera posicion del array es cero. Aquí es como nosotros deberíamos referenciar los objetos en una matriz:</text:span></text:p>
      <text:p text:style-name="P10"/>
      <text:p text:style-name="P9"><text:span text:style-name="T14">Código:</text:span></text:p>
      <text:p text:style-name="P2"><text:span text:style-name="T3">names = [</text:span><text:span text:style-name="T8">'Ada'</text:span><text:span text:style-name="T3">, </text:span><text:span text:style-name="T8">'Belle'</text:span><text:span text:style-name="T3">, </text:span><text:span text:style-name="T8">'Chris'</text:span><text:span text:style-name="T3">]</text:span></text:p>
      <text:p text:style-name="P4"/>
      <text:p text:style-name="P2"><text:span text:style-name="T3">puts names</text:span></text:p>
      <text:p text:style-name="P2"><text:span text:style-name="T3">puts names[</text:span><text:span text:style-name="T6">0</text:span><text:span text:style-name="T3">]</text:span></text:p>
      <text:p text:style-name="P2"><text:span text:style-name="T3">puts names[</text:span><text:span text:style-name="T6">1</text:span><text:span text:style-name="T3">]</text:span></text:p>
      <text:p text:style-name="P2"><text:span text:style-name="T2">puts names[</text:span><text:span text:style-name="T5">2</text:span><text:span text:style-name="T2">]</text:span></text:p>
      <text:p text:style-name="P2"><text:span text:style-name="T2">puts names[</text:span><text:span text:style-name="T5">3</text:span><text:span text:style-name="T2">] <text:s/></text:span><text:span text:style-name="T9"># <text:s/>Éste está fuera del rango.</text:span></text:p>
      <text:p text:style-name="P11"/>
      <text:p text:style-name="P11"/>
      <text:p text:style-name="P11"/>
      <text:p text:style-name="P9"><text:soft-page-break/><text:span text:style-name="T14">Resultado</text:span><text:span text:style-name="T16">:</text:span></text:p>
      <text:p text:style-name="P2"><text:span text:style-name="T3">Ada</text:span></text:p>
      <text:p text:style-name="P2"><text:span text:style-name="T3">Belle</text:span></text:p>
      <text:p text:style-name="P2"><text:span text:style-name="T3">Chris</text:span></text:p>
      <text:p text:style-name="P2"><text:span text:style-name="T3">Ada</text:span></text:p>
      <text:p text:style-name="P2"><text:span text:style-name="T3">Belle</text:span></text:p>
      <text:p text:style-name="P2"><text:span text:style-name="T3">Chris</text:span></text:p>
      <text:p text:style-name="P6"/>
      <text:p text:style-name="P5"><text:span text:style-name="T12">Entonces, nosotros vemos que </text:span><text:span text:style-name="T21">'puts names'</text:span><text:span text:style-name="T12"> imprime cada nombre en la matriz </text:span><text:span text:style-name="T21">'names'</text:span><text:span text:style-name="T12">. Luego usamos </text:span><text:span text:style-name="T21">'puts names[0]'</text:span><text:span text:style-name="T12"> para imprimir el "primer" nombre en la matriz, y </text:span><text:span text:style-name="T21">'puts names[1]'</text:span><text:span text:style-name="T12"> para imprimir el "segundo" ... Estoy seguro que esto parece confuso, pero puedes acostumbrarte a esto. Tienes que realmente solo comenzar pensando que el contador comienza en cero, y dejas de usar palabras como "primero" y "segundo"</text:span></text:p>
      <text:p text:style-name="P5"><text:span text:style-name="T12">Si tienes un conjunto de cinco cursos, no hablas acerca del "primer" curso, hablas acerca del curso cero (y en tu cabeza, estás pensando </text:span><text:span text:style-name="T21">'course[0]'</text:span><text:span text:style-name="T12">). Tú tienes cinco dedos en tu mano derecha, y sus números son 0, 1, 2, 3 y 4. Mi esposa y yo somos malabaristas. Cuando hacemos malabares con seis objetos, nosotros estamos con los objetos 0-5. Esperamos en los próximos meses, poder manejarnos con el objeto 6 (y por lo tanto trataremos de manejarnos con 7 objetos) Tu sabrás que lo has aprendido cuando comiences a usar la palabra "cero". Sí, esto es real; pregunta a cualquier programador o matemático.</text:span></text:p>
      <text:p text:style-name="P5"><text:span text:style-name="T12">Finalmente, tratamos </text:span><text:span text:style-name="T21">'puts names[3]'</text:span><text:span text:style-name="T12">, solo para ver que podría suceder. ¿Estabas esperando un error? Algunas veces cuando preguntas algo, tu pregunta no tiene sentido (al menos para tu computadora); ahí es cuando obtienes un error. Algunas veces, en cambio, tu puedes preguntar algo y la respuesta es nada. ¿Qué hay en la posición tres? Nada. ¿Qué hay en </text:span><text:span text:style-name="T21">'names[3]'</text:span><text:span text:style-name="T12">? </text:span><text:span text:style-name="T21">'nil'</text:span><text:span text:style-name="T12">: Es la forma Ruby de decir "nada". </text:span><text:span text:style-name="T21">'nil'</text:span><text:span text:style-name="T12"> es un objeto especial que significa "no hay ningún objeto".</text:span></text:p>
      <text:p text:style-name="P9"><text:span text:style-name="T12">Si todo este divertido numerado de posiciones está molestándote, ¡no te preocupes! También, podemos evitar esto completamente usando varios metodos para matrices, como el que sigue:</text:span></text:p>
      <text:p text:style-name="P12"/>
      <text:p text:style-name="P12"/>
      <text:p text:style-name="P12"/>
      <text:p text:style-name="P12"/>
      <text:p text:style-name="P12"/>
      <text:h text:style-name="P7" text:outline-level="2"><text:soft-page-break/><text:span text:style-name="T20">El Metodo </text:span><text:span text:style-name="T22">'each'</text:span></text:h>
      <text:h text:style-name="P8" text:outline-level="2"/>
      <text:p text:style-name="P5"><text:span text:style-name="T21">'each'</text:span><text:span text:style-name="T12"> nos permite hacer algo (lo que queramos) a </text:span><text:span text:style-name="T13">cada</text:span><text:span text:style-name="T12"> objeto que apunte. Así, si queremos decir algo bueno acerca de cada lenguaje en la matriz de abajo, podríamos hacer esto:</text:span></text:p>
      <text:p text:style-name="P9"><text:span text:style-name="T18">Código:</text:span></text:p>
      <text:p text:style-name="P2"><text:span text:style-name="T2">lenguajes = [</text:span><text:span text:style-name="T7">'Inglés'</text:span><text:span text:style-name="T2">, </text:span><text:span text:style-name="T7">'Alemán'</text:span><text:span text:style-name="T2">, </text:span><text:span text:style-name="T7">'Ruby'</text:span><text:span text:style-name="T2">]</text:span></text:p>
      <text:p text:style-name="P3"/>
      <text:p text:style-name="P2"><text:span text:style-name="T3">lenguajes.each </text:span><text:span text:style-name="T11">do</text:span><text:span text:style-name="T3"> |leng|</text:span></text:p>
      <text:p text:style-name="P2"><text:span text:style-name="T3"><text:s text:c="2"/>puts </text:span><text:span text:style-name="T8">'¡Me gusta '</text:span><text:span text:style-name="T3"> + leng + </text:span><text:span text:style-name="T8">'!'</text:span></text:p>
      <text:p text:style-name="P2"><text:span text:style-name="T3"><text:s text:c="2"/>puts </text:span><text:span text:style-name="T8">'¿A ti?'</text:span></text:p>
      <text:p text:style-name="P2"><text:span text:style-name="T11">end</text:span></text:p>
      <text:p text:style-name="P4"/>
      <text:p text:style-name="P2"><text:span text:style-name="T2">puts </text:span><text:span text:style-name="T7">'¡Y vamos a escuchar esto para C++!'</text:span></text:p>
      <text:p text:style-name="P2"><text:span text:style-name="T2">puts </text:span><text:span text:style-name="T7">'...'</text:span></text:p>
      <text:p text:style-name="P9"><text:span text:style-name="T18">Resultado:</text:span></text:p>
      <text:p text:style-name="P2"><text:span text:style-name="T2">¡Me gusta Inglés!</text:span></text:p>
      <text:p text:style-name="P2"><text:span text:style-name="T2">¿A tí?</text:span></text:p>
      <text:p text:style-name="P2"><text:span text:style-name="T2">¡Me gusta Alemán!</text:span></text:p>
      <text:p text:style-name="P2"><text:span text:style-name="T2">¿A tí?</text:span></text:p>
      <text:p text:style-name="P2"><text:span text:style-name="T2">¡Me gusta Ruby!</text:span></text:p>
      <text:p text:style-name="P2"><text:span text:style-name="T2">¿A tí?</text:span></text:p>
      <text:p text:style-name="P2"><text:span text:style-name="T2">¡Y vamos a escuchar esto para C++!</text:span></text:p>
      <text:p text:style-name="P2"><text:span text:style-name="T2">...</text:span></text:p>
      <text:p text:style-name="P6"/>
      <text:p text:style-name="P5"><text:span text:style-name="T12">¿Qué acaba de ocurrir? Bueno, tenemos permitido ir a través de cada objeto en la matriz sin utilizar ningún número, así esto es definitivamente mejor. Traducido al español diriamos que: para cada </text:span><text:span text:style-name="T21">'each'</text:span><text:span text:style-name="T12"> objeto en </text:span><text:span text:style-name="T21">'lenguajes'</text:span><text:span text:style-name="T12">, apunta la variable </text:span><text:span text:style-name="T21">'leng'</text:span><text:span text:style-name="T12"> al objeto y entonces </text:span><text:span text:style-name="T21">'do'</text:span><text:span text:style-name="T12"> (do = hacer) todo lo que te digo, hasta que llegues al </text:span><text:span text:style-name="T21">'end'</text:span><text:span text:style-name="T12">. (Sólo para que sepas, C++ es otro lenguaje de programación. Este es mucho más difícil de aprender que Ruby; por lo general, un programa hecho en</text:span></text:p>
      <text:p text:style-name="P5"><text:soft-page-break/><text:span text:style-name="T12">C++ será muchas veces más extenso que un programa en Ruby que haga la misma funcionalidad)</text:span></text:p>
      <text:p text:style-name="P5"><text:span text:style-name="T12">Tú estarás pensando para ti mismo, "Esto es un montón de bucles como los que hemos aprendido antes". Sí, esto es similar. Una diferencia importante es que el método </text:span><text:span text:style-name="T21">'each'</text:span><text:span text:style-name="T12"> es solo eso: un método. </text:span><text:span text:style-name="T21">'while'</text:span><text:span text:style-name="T12"> y </text:span><text:span text:style-name="T21">'end'</text:span><text:span text:style-name="T12">; tal como </text:span><text:span text:style-name="T21">'do'</text:span><text:span text:style-name="T12">, </text:span><text:span text:style-name="T21">'if'</text:span><text:span text:style-name="T12">, </text:span><text:span text:style-name="T21">'else'</text:span><text:span text:style-name="T12">, y todas las otras "palabras" no lo son. Ellos son una parte fundamental del lenguaje Ruby, tal como </text:span><text:span text:style-name="T21">'='</text:span><text:span text:style-name="T12"> y los paréntesis son tipos de puntuación como en español.</text:span></text:p>
      <text:p text:style-name="P5"><text:span text:style-name="T12">Pero no </text:span><text:span text:style-name="T21">'each'</text:span><text:span text:style-name="T12">; </text:span><text:span text:style-name="T21">'each'</text:span><text:span text:style-name="T12"> es solo otro método de la matriz. Métodos como </text:span><text:span text:style-name="T21">'each'</text:span><text:span text:style-name="T12"> los cuales 'actuan como' bucles son a menudo llamados </text:span><text:span text:style-name="T13">iteradores</text:span><text:span text:style-name="T12">.</text:span></text:p>
      <text:p text:style-name="P5"><text:span text:style-name="T12">Algo para saber sobre iteradores es que estos son siempre seguidos por </text:span><text:span text:style-name="T21">'do'</text:span><text:span text:style-name="T12">...</text:span><text:span text:style-name="T21">'end'</text:span><text:span text:style-name="T12">. </text:span><text:span text:style-name="T21">'while'</text:span><text:span text:style-name="T12">y </text:span><text:span text:style-name="T21">'if'</text:span><text:span text:style-name="T12"> nunca tuvieron un </text:span><text:span text:style-name="T21">'do'</text:span><text:span text:style-name="T12"> cerca de ellos; nosotros solo usamos </text:span><text:span text:style-name="T21">'do'</text:span><text:span text:style-name="T12"> con iteradores</text:span></text:p>
      <text:p text:style-name="P9"><text:span text:style-name="T12">Aquí hay otro pequeño iterador, pero esto no es un método para </text:span><text:span text:style-name="T13">matriz</text:span><text:span text:style-name="T12">... es un método para </text:span><text:span text:style-name="T13">entero</text:span><text:span text:style-name="T12">!</text:span></text:p>
      <text:p text:style-name="P9"><text:span text:style-name="T14">Código:</text:span></text:p>
      <text:p text:style-name="P2"><text:span text:style-name="T6">3</text:span><text:span text:style-name="T3">.times </text:span><text:span text:style-name="T11">do</text:span></text:p>
      <text:p text:style-name="P2"><text:span text:style-name="T3"><text:s text:c="2"/>puts </text:span><text:span text:style-name="T8">'Hip-Hip-Hooray!'</text:span></text:p>
      <text:p text:style-name="P2"><text:span text:style-name="T11">end</text:span></text:p>
      <text:p text:style-name="P9"><text:span text:style-name="T14">Resultado:</text:span></text:p>
      <text:p text:style-name="P2"><text:span text:style-name="T3">Hip-Hip-Hooray!</text:span></text:p>
      <text:p text:style-name="P2"><text:span text:style-name="T3">Hip-Hip-Hooray!</text:span></text:p>
      <text:p text:style-name="P2"><text:span text:style-name="T3">Hip-Hip-Hooray</text:span></text:p>
      <text:h text:style-name="P13" text:outline-level="2"/>
      <text:h text:style-name="P13" text:outline-level="2"/>
      <text:h text:style-name="P13" text:outline-level="2"/>
      <text:h text:style-name="P13" text:outline-level="2"/>
      <text:h text:style-name="P14" text:outline-level="2"><text:soft-page-break/><text:span text:style-name="T20">Más métodos para Matrices</text:span></text:h>
      <text:p text:style-name="P5"><text:span text:style-name="T12">Entonces hemos aprendido sobre </text:span><text:span text:style-name="T21">'each'</text:span><text:span text:style-name="T12">, pero hay muchos métodos más... al menos muchos como métodos para matrices. De hecho, algunos de ellos (como </text:span><text:span text:style-name="T21">'length'</text:span><text:span text:style-name="T12">, </text:span><text:span text:style-name="T21">'reverse'</text:span><text:span text:style-name="T12">, </text:span><text:span text:style-name="T21">'+'</text:span><text:span text:style-name="T12">, y </text:span><text:span text:style-name="T21">'*'</text:span><text:span text:style-name="T12">) trabajan igual que lo hacen para textos, excepto que ellos operan sobre las posiciones de una matriz y no sobre letras de un texto. Otros, como </text:span><text:span text:style-name="T21">'last'</text:span><text:span text:style-name="T12"> y </text:span><text:span text:style-name="T21">'join'</text:span><text:span text:style-name="T12">, son específicos de matrices. Aún otros, como </text:span><text:span text:style-name="T21">'push'</text:span><text:span text:style-name="T12"> y </text:span><text:span text:style-name="T21">'pop'</text:span><text:span text:style-name="T12">, en realidad cambian la matriz. Y así como con métodos para textos, no tienes que recordar todos, puedes recurrir a recordar sobre ellos buscando información.</text:span></text:p>
      <text:p text:style-name="P5"><text:span text:style-name="T12">Primero, vamos a echar un vistazo a </text:span><text:span text:style-name="T21">'to_s'</text:span><text:span text:style-name="T12"> y </text:span><text:span text:style-name="T21">'join'</text:span><text:span text:style-name="T12">. </text:span><text:span text:style-name="T21">'join'</text:span><text:span text:style-name="T12"> trabaja tal como </text:span><text:span text:style-name="T21">'to_s'</text:span><text:span text:style-name="T12"> lo hace, excepto que éste agrega un texto entre los objetos de la matriz. Vamos a mirar un poco:</text:span></text:p>
      <text:p text:style-name="P9"><text:span text:style-name="T13">Código:</text:span></text:p>
      <text:p text:style-name="P2"><text:span text:style-name="T2">alimentos = [</text:span><text:span text:style-name="T7">'artichoke'</text:span><text:span text:style-name="T2">, </text:span><text:span text:style-name="T7">'brioche'</text:span><text:span text:style-name="T2">, </text:span><text:span text:style-name="T7">'caramel'</text:span><text:span text:style-name="T2">]</text:span></text:p>
      <text:p text:style-name="P3"/>
      <text:p text:style-name="P2"><text:span text:style-name="T3">puts alimentos</text:span></text:p>
      <text:p text:style-name="P2"><text:span text:style-name="T3">puts</text:span></text:p>
      <text:p text:style-name="P2"><text:span text:style-name="T3">puts alimentos.to_s</text:span></text:p>
      <text:p text:style-name="P2"><text:span text:style-name="T3">puts</text:span></text:p>
      <text:p text:style-name="P2"><text:span text:style-name="T3">puts alimentos.join(</text:span><text:span text:style-name="T8">', '</text:span><text:span text:style-name="T3">)</text:span></text:p>
      <text:p text:style-name="P2"><text:span text:style-name="T3">puts</text:span></text:p>
      <text:p text:style-name="P2"><text:span text:style-name="T3">puts alimentos.join(</text:span><text:span text:style-name="T8">' <text:s/>:) <text:s/>'</text:span><text:span text:style-name="T3">) + </text:span><text:span text:style-name="T8">' <text:s/>8)'</text:span></text:p>
      <text:p text:style-name="P4"/>
      <text:p text:style-name="P2"><text:span text:style-name="T6">200</text:span><text:span text:style-name="T3">.times </text:span><text:span text:style-name="T11">do</text:span></text:p>
      <text:p text:style-name="P2"><text:span text:style-name="T3"><text:s text:c="2"/></text:span><text:span text:style-name="T2">puts []</text:span></text:p>
      <text:p text:style-name="P2"><text:span text:style-name="T10">end</text:span></text:p>
      <text:p text:style-name="P9"><text:span text:style-name="T13">Resultado:</text:span></text:p>
      <text:p text:style-name="P2"><text:span text:style-name="T2">artichoke</text:span></text:p>
      <text:p text:style-name="P2"><text:span text:style-name="T2">brioche</text:span></text:p>
      <text:p text:style-name="P2"><text:span text:style-name="T2">caramel</text:span></text:p>
      <text:p text:style-name="P3"/>
      <text:p text:style-name="P2"><text:span text:style-name="T2">["artichoke", "brioche", "caramel"]</text:span></text:p>
      <text:p text:style-name="P3"><text:soft-page-break/></text:p>
      <text:p text:style-name="P2"><text:span text:style-name="T2">artichoke, brioche, caramel</text:span></text:p>
      <text:p text:style-name="P3"/>
      <text:p text:style-name="P2"><text:span text:style-name="T2">artichoke <text:s/>:) <text:s/>brioche <text:s/>:) <text:s/>caramel <text:s/>8)</text:span></text:p>
      <text:p text:style-name="P6"/>
      <text:p text:style-name="P5"><text:span text:style-name="T12">Como puedes ver, </text:span><text:span text:style-name="T21">'puts'</text:span><text:span text:style-name="T12"> trata la matriz diferente a otros objetos: solo llama </text:span><text:span text:style-name="T21">'puts'</text:span><text:span text:style-name="T12"> sobre cada uno de los objetos en la matriz. Esto es porque </text:span><text:span text:style-name="T21">'puts'</text:span><text:span text:style-name="T12"> con una matriz vacía 200 veces no hace nada; la matriz no apunta a nada; entonces no hay nada para </text:span><text:span text:style-name="T21">'puts'</text:span><text:span text:style-name="T12">. (Hacer nada 200 veces continúa siendo hacer nada).</text:span></text:p>
      <text:p text:style-name="P5"><text:span text:style-name="T12">Trata de usar </text:span><text:span text:style-name="T21">'puts'</text:span><text:span text:style-name="T12"> en una matriz conteniendo otras matrices; ¿hace lo que esperabas que hiciera?</text:span></text:p>
      <text:p text:style-name="P5"><text:span text:style-name="T12">También, te habrás dado cuenta que dejé fuera el texto vacío cuando quise hacer </text:span><text:span text:style-name="T21">'puts'</text:span><text:span text:style-name="T12"> de una línea en blanco? Esto hace lo mismo.</text:span></text:p>
      <text:p text:style-name="P5"><text:span text:style-name="T12">Ahora vamos a echar un vistazo a </text:span><text:span text:style-name="T21">'push'</text:span><text:span text:style-name="T12">, </text:span><text:span text:style-name="T21">'pop'</text:span><text:span text:style-name="T12"> y </text:span><text:span text:style-name="T21">'last'</text:span><text:span text:style-name="T12">. Los métodos </text:span><text:span text:style-name="T21">'push'</text:span><text:span text:style-name="T12"> y </text:span><text:span text:style-name="T21">'pop'</text:span><text:span text:style-name="T12"> son una suerte de métodos opuestos como lo son </text:span><text:span text:style-name="T21">'+'</text:span><text:span text:style-name="T12"> y </text:span><text:span text:style-name="T21">'-'</text:span><text:span text:style-name="T12">. </text:span><text:span text:style-name="T21">'push'</text:span><text:span text:style-name="T12"> agrega un objeto al final de la matriz, y </text:span><text:span text:style-name="T21">'pop'</text:span><text:span text:style-name="T12"> quita el último objeto desde la matriz (y te dice que objeto es). </text:span><text:span text:style-name="T21">'last'</text:span><text:span text:style-name="T12"> es similar a </text:span><text:span text:style-name="T21">'pop'</text:span><text:span text:style-name="T12"> en el sentido que te indica que hay al final de la matriz, excepto que éste deja la matriz. De nuevo, </text:span><text:span text:style-name="T21">'push'</text:span><text:span text:style-name="T12"> y </text:span><text:span text:style-name="T21">'pop'</text:span><text:span text:style-name="T12"> en realidad cambian la matriz:</text:span></text:p>
      <text:p text:style-name="P9"><text:span text:style-name="T13">Código:</text:span></text:p>
      <text:p text:style-name="P2"><text:span text:style-name="T2">favoritos = []</text:span></text:p>
      <text:p text:style-name="P2"><text:span text:style-name="T2">favoritos.push </text:span><text:span text:style-name="T7">'lluvia de rosas'</text:span></text:p>
      <text:p text:style-name="P2"><text:span text:style-name="T3">favoritos.push </text:span><text:span text:style-name="T8">'whisky en gatitos'</text:span></text:p>
      <text:p text:style-name="P4"/>
      <text:p text:style-name="P2"><text:span text:style-name="T3">puts favoritos[</text:span><text:span text:style-name="T6">0</text:span><text:span text:style-name="T3">]</text:span></text:p>
      <text:p text:style-name="P2"><text:span text:style-name="T3">puts favoritos.last</text:span></text:p>
      <text:p text:style-name="P2"><text:span text:style-name="T3">puts favoritos.length</text:span></text:p>
      <text:p text:style-name="P4"/>
      <text:p text:style-name="P2"><text:span text:style-name="T3">puts favoritos.pop</text:span></text:p>
      <text:p text:style-name="P2"><text:span text:style-name="T3">puts favoritos</text:span></text:p>
      <text:p text:style-name="P2"><text:span text:style-name="T3">puts favoritos.length</text:span></text:p>
      <text:p text:style-name="P9"><text:span text:style-name="T13">Resultado:</text:span></text:p>
      <text:p text:style-name="P2"><text:soft-page-break/><text:span text:style-name="T2">lluvia de rosas</text:span></text:p>
      <text:p text:style-name="P2"><text:span text:style-name="T2">whisky en gatitos</text:span></text:p>
      <text:p text:style-name="P2"><text:span text:style-name="T2">2</text:span></text:p>
      <text:p text:style-name="P2"><text:span text:style-name="T2">whisky en gatitos</text:span></text:p>
      <text:p text:style-name="P2"><text:span text:style-name="T2">lluvia de rosas</text:span></text:p>
      <text:p text:style-name="P2"><text:span text:style-name="T2">1</text:span></text:p>
      <text:p text:style-name="Standard"/>
      <text:p text:style-name="Standard"><text:a xlink:type="simple" xlink:href="http://rubysur.org/aprende.a.programar/capitulos/matrices.html" text:style-name="ListLabel_20_1" text:visited-style-name="ListLabel_20_1"><text:span text:style-name="Internet_20_link"><text:span text:style-name="T23">http://rubysur.org/aprende.a.programar/capitulos/matrices.html</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ctor Eduardo S. Lopez</meta:initial-creator>
    <meta:editing-cycles>2</meta:editing-cycles>
    <meta:creation-date>2018-08-28T07:00:00</meta:creation-date>
    <dc:date>2018-08-28T00:10:18.397516511</dc:date>
    <meta:editing-duration>PT5M41S</meta:editing-duration>
    <meta:generator>LibreOffice/6.0.3.2$Linux_X86_64 LibreOffice_project/00m0$Build-2</meta:generator>
    <meta:document-statistic meta:table-count="0" meta:image-count="0" meta:object-count="0" meta:page-count="7" meta:paragraph-count="103" meta:word-count="1198" meta:character-count="7176" meta:non-whitespace-character-count="60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